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1">
      <style:text-properties style:text-underline-style="none"/>
    </style:style>
    <style:style style:name="P2" style:family="paragraph" style:parent-style-name="normal1" style:list-style-name="L1"/>
    <style:style style:name="P3" style:family="paragraph" style:parent-style-name="normal1" style:list-style-name="L3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op database if exists LinYinAstonMartinF1Team;</text:p>
      <text:p text:style-name="Standard">create database LinYinAstonMartinF1Team;</text:p>
      <text:p text:style-name="Standard">use LinYinAstonMartinF1Team;</text:p>
      <text:p text:style-name="Standard">-- Dani</text:p>
      <text:p text:style-name="Standard">create table if not exists trabajadores(</text:p>
      <text:p text:style-name="Standard"><text:tab/>id int primary key auto_increment,</text:p>
      <text:p text:style-name="Standard"><text:tab/>nombre varchar(30) not null,</text:p>
      <text:p text:style-name="Standard"><text:tab/>dni char(9) not null,</text:p>
      <text:p text:style-name="Standard"><text:tab/>nacionalidad varchar(10),</text:p>
      <text:p text:style-name="Standard"><text:tab/>fecha_nacimiento date not null,</text:p>
      <text:p text:style-name="Standard"><text:s text:c="4"/>tipo enum ('mecanico', 'ingeniero','limpiador') not null,</text:p>
      <text:p text:style-name="Standard"><text:tab/>id_equipo int not null</text:p>
      <text:p text:style-name="Standard">);</text:p>
      <text:p text:style-name="Standard">create table if not exists mecanicos(</text:p>
      <text:p text:style-name="Standard"><text:tab/>id int primary key auto_increment,</text:p>
      <text:p text:style-name="Standard"><text:s text:c="4"/>tarea_pit_stop enum ('ruedas', 'frontal','trasero') not null</text:p>
      <text:p text:style-name="Standard">);</text:p>
      <text:p text:style-name="Standard">-- Jaza</text:p>
      <text:p text:style-name="Standard">CREATE TABLE IF NOT EXISTS equipos (</text:p>
      <text:p text:style-name="Standard"><text:tab/>id int primary key auto_increment,</text:p>
      <text:p text:style-name="Standard"><text:s text:c="4"/>nacionalidad varchar(30) not null,</text:p>
      <text:p text:style-name="Standard"><text:s text:c="4"/>nombre varchar(30) not null,</text:p>
      <text:p text:style-name="Standard"><text:s text:c="4"/>año_fundacion date);</text:p>
      <text:p text:style-name="Standard">CREATE TABLE IF NOT EXISTS pilotos(</text:p>
      <text:p text:style-name="Standard"><text:tab/>id int primary key auto_increment,</text:p>
      <text:p text:style-name="Standard"><text:s text:c="4"/>nacionalidad varchar(30) not null,</text:p>
      <text:p text:style-name="Standard"><text:s text:c="4"/>id_equipo int not null,</text:p>
      <text:p text:style-name="Standard"><text:s text:c="4"/>numero int,</text:p>
      <text:p text:style-name="Standard"><text:s text:c="4"/>nombre varchar(30),</text:p>
      <text:p text:style-name="Standard"><text:tab/>index busquedaNombre(nombre)</text:p>
      <text:p text:style-name="Standard"><text:s text:c="4"/>);</text:p>
      <text:p text:style-name="Standard">-- Lin</text:p>
      <text:p text:style-name="Standard">create table if not exists carreras(</text:p>
      <text:p text:style-name="Standard">id int primary key auto_increment,</text:p>
      <text:p text:style-name="Standard">fecha date,</text:p>
      <text:p text:style-name="Standard">id_circuito int,</text:p>
      <text:p text:style-name="Standard">id_temporada int</text:p>
      <text:p text:style-name="Standard">);</text:p>
      <text:p text:style-name="Standard">create table if not exists resultados(</text:p>
      <text:p text:style-name="Standard">id_piloto int not null,</text:p>
      <text:p text:style-name="Standard">id_carrera int not null,</text:p>
      <text:p text:style-name="Standard">puntos_carrera int not null,</text:p>
      <text:p text:style-name="Standard">posicion int not null,</text:p>
      <text:p text:style-name="Standard">primary key (id_piloto,id_carrera)</text:p>
      <text:p text:style-name="Standard">);</text:p>
      <text:p text:style-name="Standard">-- Daikel</text:p>
      <text:p text:style-name="Standard">create table ing_coche(</text:p>
      <text:p text:style-name="Standard">id int auto_increment primary key,</text:p>
      <text:p text:style-name="Standard">area_de_coche enum ('motor', 'aerodinamica','suspension') not null</text:p>
      <text:p text:style-name="Standard">);</text:p>
      <text:p text:style-name="Standard">create table ing_estrategia(</text:p>
      <text:p text:style-name="Standard">id int auto_increment primary key,</text:p>
      <text:p text:style-name="Standard"><text:soft-page-break/>localizacion enum ('sede', 'paddock') not null</text:p>
      <text:p text:style-name="Standard">) comment 'Los estrategas son ingenieros que esta especializados en las estrategias de carrera';</text:p>
      <text:p text:style-name="Standard">-- Luis</text:p>
      <text:p text:style-name="Standard">create table if not exists circuitos (</text:p>
      <text:p text:style-name="Standard"><text:tab/>id int not null auto_increment primary key,</text:p>
      <text:p text:style-name="Standard"><text:s text:c="4"/>longitud double not null,</text:p>
      <text:p text:style-name="Standard"><text:s text:c="4"/>ubicacion varchar(40) not null,</text:p>
      <text:p text:style-name="Standard"><text:s text:c="4"/>nombre varchar(100) not null,</text:p>
      <text:p text:style-name="Standard"><text:s text:c="4"/>nvueltas int not null</text:p>
      <text:p text:style-name="Standard"><text:s text:c="4"/>);</text:p>
      <text:p text:style-name="Standard">create table if not exists temporadas (</text:p>
      <text:p text:style-name="Standard"><text:tab/>id int not null primary key auto_increment,</text:p>
      <text:p text:style-name="Standard"><text:s text:c="4"/>año int not null</text:p>
      <text:p text:style-name="Standard"><text:s text:c="4"/>);</text:p>
      <text:p text:style-name="Standard"/>
      <text:p text:style-name="Standard"/>
      <text:p text:style-name="Standard">-- Dani</text:p>
      <text:p text:style-name="Standard">alter table trabajadores add foreign key (id_equipo) references equipos(id);</text:p>
      <text:p text:style-name="Standard">alter table mecanicos add foreign key (id) references trabajadores(id);</text:p>
      <text:p text:style-name="Standard">-- Jaza</text:p>
      <text:p text:style-name="Standard">alter table pilotos add foreign key (id_equipo) references equipos(id);</text:p>
      <text:p text:style-name="Standard">-- Lin</text:p>
      <text:p text:style-name="Standard">alter table carreras add foreign key (id_circuito) references circuitos(id);</text:p>
      <text:p text:style-name="Standard">alter table carreras add foreign key (id_temporada) references temporadas(id);</text:p>
      <text:p text:style-name="Standard">alter table resultados add foreign key resultados(id_piloto) references pilotos(id);</text:p>
      <text:p text:style-name="Standard">alter table resultados add foreign key resultados(id_carrera) references carreras(id);</text:p>
      <text:p text:style-name="Standard">-- Daikel</text:p>
      <text:p text:style-name="Standard">ALTER TABLE ing_coche ADD CONSTRAINT fk_ing_coche_trabajador FOREIGN KEY (id) REFERENCES trabajadores(id);</text:p>
      <text:p text:style-name="Standard">ALTER TABLE ing_estrategia ADD CONSTRAINT fk_ing_estrategia_trabajador FOREIGN KEY (id) REFERENCES trabajadores(id);</text:p>
      <text:p text:style-name="Standard">-- Luis no tiene claves foraneas</text:p>
      <text:p text:style-name="Standard"/>
      <text:p text:style-name="Standard"/>
      <text:p text:style-name="Standard"/>
      <text:p text:style-name="Standard">-- 2º Trimestre ACTIVIDAES</text:p>
      <text:p text:style-name="Standard"/>
      <text:p text:style-name="Standard">-- 3 Modifica las tablas añadiendo índices (incluido UNIQUE y FULLTEXT). Justifica tu elección.</text:p>
      <text:p text:style-name="Standard">-- Tabla Pilotos</text:p>
      <text:p text:style-name="Standard">alter table pilotos ADD UNIQUE INDEX (numero);</text:p>
      <text:p text:style-name="Standard">-- Los elegí por que tengo entendido que el numero de los Pilotos no se repiten</text:p>
      <text:p text:style-name="Standard"/>
      <text:p text:style-name="Standard">-- Tabla Circuitos</text:p>
      <text:p text:style-name="Standard">alter table circuitos ADD FULLTEXT INDEX (nombre);</text:p>
      <text:p text:style-name="Standard">-- El nombre de los circutos no se repiten</text:p>
      <text:p text:style-name="Standard"/>
      <text:p text:style-name="Standard">-- Tabla Equipos</text:p>
      <text:p text:style-name="Standard">alter table equipos ADD FULLTEXT INDEX (nombre);</text:p>
      <text:p text:style-name="Standard">-- El nombre de los equipos no se repiten</text:p>
      <text:p text:style-name="Standard"/>
      <text:p text:style-name="Standard">-- Tabla Temporada</text:p>
      <text:p text:style-name="Standard">alter table temporadas ADD UNIQUE INDEX (año);</text:p>
      <text:p text:style-name="Standard"><text:soft-page-break/>-- Tengo entendido que no habra 2 temporadas el mismo año (creo)</text:p>
      <text:p text:style-name="Standard"/>
      <text:p text:style-name="Standard">-- 4º Elimina dichos índices.</text:p>
      <text:p text:style-name="Standard"/>
      <text:p text:style-name="Standard">-- Tabla Pilotos</text:p>
      <text:p text:style-name="Standard">alter table pilotos DROP INDEX numero;</text:p>
      <text:p text:style-name="Standard">-- Tabla Circuitos</text:p>
      <text:p text:style-name="Standard">alter table circuitos DROP INDEX nombre;</text:p>
      <text:p text:style-name="Standard">-- Tabla Equipos</text:p>
      <text:p text:style-name="Standard">alter table equipos DROP INDEX nombre;</text:p>
      <text:p text:style-name="Standard">-- Tabla Temporada</text:p>
      <text:p text:style-name="Standard">alter table temporadas DROP INDEX año;</text:p>
      <text:p text:style-name="Standard"/>
      <text:p text:style-name="Standard">-- 5 Crea tres vistas. Específica qué quieres mostrar en las vistas.</text:p>
      <text:p text:style-name="Standard">-- Hemos creado vistas que muestran todos los datos de determinadas tablas para poder mostrar sus resultados sin dar necesidad de dar permisos sobre esas tablas.</text:p>
      <text:p text:style-name="Standard"/>
      <text:p text:style-name="Standard">Create view pilot as select * from pilotos;</text:p>
      <text:p text:style-name="Standard">Create view carrer as select * from carreras;</text:p>
      <text:p text:style-name="Standard">Create view circuits as select * from circuitos;</text:p>
      <text:p text:style-name="Standard"/>
      <text:p text:style-name="Standard">-- 6 Elimina las vistas.</text:p>
      <text:p text:style-name="Standard"/>
      <text:p text:style-name="Standard">Drop view pilot; </text:p>
      <text:p text:style-name="Standard">Drop view carrer;</text:p>
      <text:p text:style-name="Standard">Drop view circuits;</text:p>
      <text:p text:style-name="Standard"/>
      <text:p text:style-name="Standard"/>
      <text:p text:style-name="Standard">-- INSERCIONES</text:p>
      <text:p text:style-name="Standard"/>
      <text:p text:style-name="Standard"/>
      <text:p text:style-name="Standard">insert into equipos values(default, "España", "HRT", "2012-10-16"),</text:p>
      <text:p text:style-name="Standard">(default, "italia", "Ferrari", "2008-08-24"),</text:p>
      <text:p text:style-name="Standard">(default, "Alemania", "Mercedes", "1970-08-01"),</text:p>
      <text:p text:style-name="Standard">(default, "Reino Unido", "McLaren", "1966-05-10");</text:p>
      <text:p text:style-name="Standard"/>
      <text:p text:style-name="Standard">insert into trabajadores values(default, "Paco", "46526022E", "España", "1993-06-20", 1, 1),</text:p>
      <text:p text:style-name="Standard">(default, "Luis", "45682468B", "Brasil", "1980-02-10", 2, 1),</text:p>
      <text:p text:style-name="Standard">(default, "Ongongo","4854786N","Alemania","1981-01-15", 3, 1),</text:p>
      <text:p text:style-name="Standard">(default, "Wagyu", "46126382V", "Japon", "1991-06-20", 1, 2),</text:p>
      <text:p text:style-name="Standard">(default, "Daniel", "41687438M", "Croacia", "1970-02-10", 2, 2),</text:p>
      <text:p text:style-name="Standard">(default, "Ongongo","4484986F","Alemania","1961-01-15",3,2),</text:p>
      <text:p text:style-name="Standard">(default, "Abdullah", "46526022E", "España", "1973-06-20", 1,3),</text:p>
      <text:p text:style-name="Standard">(default, "Irene", "4879215G", "Noruega", "1989-01-10", 2, 3),</text:p>
      <text:p text:style-name="Standard">(default, "Chris Bumstead","47465697S","Alemania","1951-01-15",3,3),</text:p>
      <text:p text:style-name="Standard">(default, "Daikel", "4113654F", "China", "1999-06-20", 1, 4),</text:p>
      <text:p text:style-name="Standard">(default, "Jazael", "45696315H", "Canada", "1900-05-10", 2, 4),</text:p>
      <text:p text:style-name="Standard">(default, "LinYi","41236547D","Mexico","1981-01-15",3,4);</text:p>
      <text:p text:style-name="Standard"/>
      <text:p text:style-name="Standard">-- INSERCIONES A ULTIMA HORA</text:p>
      <text:p text:style-name="Standard">-- mecanicos</text:p>
      <text:p text:style-name="Standard">insert into mecanicos values(1, 1),</text:p>
      <text:p text:style-name="Standard"><text:soft-page-break/>(4, 2),</text:p>
      <text:p text:style-name="Standard">(7, 1),</text:p>
      <text:p text:style-name="Standard">(10, 3);</text:p>
      <text:p text:style-name="Standard"/>
      <text:p text:style-name="Standard">-- ing_coche</text:p>
      <text:p text:style-name="Standard">insert into ing_coche values(2, 1),</text:p>
      <text:p text:style-name="Standard">(5, 2),</text:p>
      <text:p text:style-name="Standard">(8, 1),</text:p>
      <text:p text:style-name="Standard">(11, 3);</text:p>
      <text:p text:style-name="Standard"/>
      <text:p text:style-name="Standard">-- ing_estrategia</text:p>
      <text:p text:style-name="Standard">insert into ing_estrategia values(4, "paddock"),</text:p>
      <text:p text:style-name="Standard">(5, "sede"),</text:p>
      <text:p text:style-name="Standard">(10, "paddock"),</text:p>
      <text:p text:style-name="Standard">(11, "sede");</text:p>
      <text:p text:style-name="Standard">-- INSERCIONES A ULTIMA HORA</text:p>
      <text:p text:style-name="Standard"/>
      <text:p text:style-name="Standard">insert into pilotos values</text:p>
      <text:p text:style-name="Standard">(default, "España", 1, <text:s/>24, "Antonio"),</text:p>
      <text:p text:style-name="Standard">(default, "Croacia", 1, <text:s/>2, "Ismael"),</text:p>
      <text:p text:style-name="Standard">(default, "Alemania", 2, <text:s/>36, "Salvador"),</text:p>
      <text:p text:style-name="Standard">(default, "Japon", 2, <text:s/>7, "Guillermo"),</text:p>
      <text:p text:style-name="Standard">(default, "Eslovaquia", 3, <text:s/>9, "Manuel"),</text:p>
      <text:p text:style-name="Standard">(default, "Noruega", 3, <text:s/>30, "Jose"),</text:p>
      <text:p text:style-name="Standard">(default, "Africa", 4, <text:s/>22, "Sun-Jiwoo"),</text:p>
      <text:p text:style-name="Standard">(default, "Korea", 4, <text:s/>15, "Recio");</text:p>
      <text:p text:style-name="Standard"/>
      <text:p text:style-name="Standard">select * from equipos;</text:p>
      <text:p text:style-name="Standard">select * from pilotos;</text:p>
      <text:p text:style-name="Standard">select * from trabajadores;</text:p>
      <text:p text:style-name="Standard"/>
      <text:p text:style-name="Standard">use LinYinAstonMartinF1Team;</text:p>
      <text:p text:style-name="Standard">describe temporadas;</text:p>
      <text:p text:style-name="Standard">describe circuitos;</text:p>
      <text:p text:style-name="Standard">describe carreras;</text:p>
      <text:p text:style-name="Standard"/>
      <text:p text:style-name="Standard">-- temporadas</text:p>
      <text:p text:style-name="Standard">insert into temporadas values (default,2015),(default,2016);</text:p>
      <text:p text:style-name="Standard"/>
      <text:p text:style-name="Standard">-- circuitos</text:p>
      <text:p text:style-name="Standard">insert into circuitos values(default,5.7,'Italia','Monza',53),</text:p>
      <text:p text:style-name="Standard">(default,5.8,'Japon','Suzuka',53),</text:p>
      <text:p text:style-name="Standard">(default,5.4,'China','ShangHai',56),</text:p>
      <text:p text:style-name="Standard">(default,4.6,'España','Montmelo',66),</text:p>
      <text:p text:style-name="Standard">(default,7.0,'Belgica','SPA',44),</text:p>
      <text:p text:style-name="Standard">(default,4.3,'Brasil','Interlagos',71);</text:p>
      <text:p text:style-name="Standard">insert into circuitos values(default,5.4,'Bahrein','Bahrein',57);</text:p>
      <text:p text:style-name="Standard"/>
      <text:p text:style-name="Standard">-- carreras</text:p>
      <text:p text:style-name="Standard">insert into carreras values(default,'2015-05-19',1,1),(default,'2015-04-10',2,1),(default,'2015-05-04',3,1),</text:p>
      <text:p text:style-name="Standard">(default,'2016-06-20',4,2),(default,'2016-08-13',5,2),(default,'2016-09-27',6,2);</text:p>
      <text:p text:style-name="Standard"><text:soft-page-break/></text:p>
      <text:p text:style-name="Standard">select * from temporadas;</text:p>
      <text:p text:style-name="Standard">select * from circuitos;</text:p>
      <text:p text:style-name="Standard">select * from carreras;</text:p>
      <text:p text:style-name="Standard"/>
      <text:p text:style-name="Standard">-- resultados</text:p>
      <text:p text:style-name="Standard"/>
      <text:p text:style-name="Standard">insert into resultados values(1, 1, 40, 1),</text:p>
      <text:p text:style-name="Standard">(2, 2, 37, 2),</text:p>
      <text:p text:style-name="Standard">(3, 3, 35, 3),</text:p>
      <text:p text:style-name="Standard">(4, 4, 32, 4),</text:p>
      <text:p text:style-name="Standard">(5, 5, 16, 5),</text:p>
      <text:p text:style-name="Standard">(6, 6, 10, 6),</text:p>
      <text:p text:style-name="Standard">(7, 1, 5, 7),</text:p>
      <text:p text:style-name="Standard">(8, 2, 2, 8),</text:p>
      <text:p text:style-name="Standard">(5, 3, 40, 1),</text:p>
      <text:p text:style-name="Standard">(2, 4, 37, 2),</text:p>
      <text:p text:style-name="Standard">(3, 5, 35, 3),</text:p>
      <text:p text:style-name="Standard">(1, 6, 32, 4),</text:p>
      <text:p text:style-name="Standard">(8, 1, 16, 5),</text:p>
      <text:p text:style-name="Standard">(6, 2, 10, 6),</text:p>
      <text:p text:style-name="Standard">(7, 3, 5, 7);</text:p>
      <text:p text:style-name="Standard">-- (4, 4, 2, 8);</text:p>
      <text:p text:style-name="Standard"/>
      <text:p text:style-name="Standard">select * from resultados;</text:p>
      <text:p text:style-name="Standard"/>
      <text:p text:style-name="Standard">-- Peticiones finales sobre la BDD</text:p>
      <text:p text:style-name="Standard"/>
      <text:p text:style-name="normal1">1. Crea dos o más transacciones dónde realices inserciones, actualizaciones y eliminación de datos. Una de dichas transacciones no debe comprometerse, el resto sí. Haz uso de savepoint.</text:p>
      <text:p text:style-name="P1"/>
      <text:p text:style-name="normal1">-- LIN YI</text:p>
      <text:p text:style-name="normal1"/>
      <text:p text:style-name="normal1">start transaction;</text:p>
      <text:p text:style-name="normal1">insert into circuitos values(default,5.9,'España','Galleta',50);</text:p>
      <text:p text:style-name="normal1">update circuitos set longitud = 5.1 where id = 1;</text:p>
      <text:p text:style-name="normal1">savepoint volver; </text:p>
      <text:p text:style-name="normal1">delete from circuitos where ubicacion = 'España' and longitud = 5.9;</text:p>
      <text:p text:style-name="normal1">rollback to volver;</text:p>
      <text:p text:style-name="normal1">insert into equipos values (default,'China','SomosMejores','2015-01-01');</text:p>
      <text:p text:style-name="normal1">commit;</text:p>
      <text:p text:style-name="normal1"/>
      <text:p text:style-name="normal1">start transaction;</text:p>
      <text:p text:style-name="normal1">insert into pilotos values(default,'China',1,5,'linyi');</text:p>
      <text:p text:style-name="normal1">savepoint vuelve; </text:p>
      <text:p text:style-name="normal1">insert into pilotos values(default,'China',1,55,'linyi2');</text:p>
      <text:p text:style-name="normal1">update pilotos set nombre = 'linyiBEST' where id = 1;</text:p>
      <text:p text:style-name="normal1">delete from pilotos where <text:s/>nacionalidad = 'China' and nombre = 'linyi2';</text:p>
      <text:p text:style-name="normal1">rollback to vuelve;</text:p>
      <text:p text:style-name="normal1">commit;</text:p>
      <text:p text:style-name="normal1"/>
      <text:p text:style-name="normal1"><text:soft-page-break/>start transaction;</text:p>
      <text:p text:style-name="normal1">insert into circuitos values(default,5.9,'China','manoloRun',55);</text:p>
      <text:p text:style-name="normal1">insert into circuitos values(default,6.5,'China','Correeer',60);</text:p>
      <text:p text:style-name="normal1">update circuitos set nombre = 'Correer2' where longitud = 6.5;</text:p>
      <text:p text:style-name="normal1">delete from circuitos where <text:s/>ubicacion = 'China' and longitud = 6.5;</text:p>
      <text:p text:style-name="normal1">rollback;</text:p>
      <text:p text:style-name="normal1"/>
      <text:p text:style-name="normal1"/>
      <text:p text:style-name="normal1">2. Crea dos usuarios: uno será el admin y otro será un desarrollador</text:p>
      <text:p text:style-name="normal1">a. Establece los permisos que creas conveniente a cada uno de ellos. Explica el motivo de la asignación de dichos permisos.</text:p>
      <text:p text:style-name="normal1"/>
      <text:p text:style-name="normal1"/>
      <text:p text:style-name="normal1"/>
      <text:list xml:id="list1290231031534700950" text:style-name="L1">
        <text:list-item>
          <text:p text:style-name="P2">Realiza las consultas que te ha facilitado el docente.</text:p>
        </text:list-item>
      </text:list>
      <text:p text:style-name="normal1"/>
      <text:p text:style-name="normal1"/>
      <text:p text:style-name="normal1">-- PARTE 3 CONSULTAS DEL PROFESOR</text:p>
      <text:p text:style-name="normal1">use LinYinAstonMartinF1Team;</text:p>
      <text:p text:style-name="normal1"/>
      <text:p text:style-name="normal1">-- 1. Muestra todos los ingenieros, mostrando primero los más jóvenes.</text:p>
      <text:p text:style-name="normal1">select * from trabajadores where tipo = 'ingeniero';</text:p>
      <text:p text:style-name="normal1"/>
      <text:p text:style-name="normal1">-- 2. Mostrar el número de trabajadores por equipo.</text:p>
      <text:p text:style-name="normal1">select count(*), equipos.nombre from trabajadores join equipos on trabajadores.id_equipo = equipos.id</text:p>
      <text:p text:style-name="normal1"><text:tab/>group by equipos.id;</text:p>
      <text:p text:style-name="normal1"/>
      <text:p text:style-name="normal1">-- 3. Mostrar el nombre del equipo y el nombre del piloto</text:p>
      <text:p text:style-name="normal1">select equipos.nombre, pilotos.nombre from equipos join pilotos on equipos.id = pilotos.id_equipo;</text:p>
      <text:p text:style-name="normal1"/>
      <text:p text:style-name="normal1">-- 4. Mostrar todos (todos los campos) los pilotos y la fecha de la carrera de una temporada X (la eligen ustedes).</text:p>
      <text:p text:style-name="normal1">select pilotos.*, carreras.fecha from pilotos join resultados on pilotos.id = resultados.id_piloto</text:p>
      <text:p text:style-name="normal1"><text:tab/>join carreras on carreras.id = resultados.id_carrera;</text:p>
      <text:p text:style-name="normal1"/>
      <text:p text:style-name="normal1">-- 5. Mostrar el número de pilotos que han participado en una carrera este año.</text:p>
      <text:p text:style-name="normal1">-- Solo tenemos carreras de 2015 y 2016.</text:p>
      <text:p text:style-name="normal1">select count(*) from pilotos where pilotos.id in </text:p>
      <text:p text:style-name="normal1"><text:tab/>(select id_piloto from resultados where id_carrera in </text:p>
      <text:p text:style-name="normal1"><text:tab/><text:tab/>(select id from carreras where id_temporada = </text:p>
      <text:p text:style-name="normal1"><text:tab/><text:tab/><text:tab/>(select id from temporadas where año = 2015)));</text:p>
      <text:p text:style-name="normal1"/>
      <text:p text:style-name="normal1">-- 6. Mostrar el nombre del equipo, el nombre del piloto, su número, la fecha y la temporada de la carrera,</text:p>
      <text:p text:style-name="normal1">-- así como el nombre del circuito , la ubicación, longitud y n vueltas.</text:p>
      <text:p text:style-name="normal1">select equipos.nombre as 'Equipo', pilotos.nombre as 'Piloto', pilotos.numero, carreras.fecha, temporadas.id as 'ID Temporada', </text:p>
      <text:p text:style-name="normal1"><text:tab/>temporadas.año as 'Año', circuitos.nombre as 'Circuito', circuitos.ubicacion,</text:p>
      <text:p text:style-name="normal1"><text:soft-page-break/><text:tab/>circuitos.longitud, circuitos.nvueltas from equipos join pilotos on equipos.id = pilotos.id_equipo join resultados on pilotos.id = resultados.id_piloto</text:p>
      <text:p text:style-name="normal1"><text:tab/>join carreras on resultados.id_carrera = carreras.id</text:p>
      <text:p text:style-name="normal1"><text:tab/>join temporadas on carreras.id_temporada = temporadas.id</text:p>
      <text:p text:style-name="normal1"><text:tab/>join circuitos on carreras.id_circuito = circuitos.id;</text:p>
      <text:p text:style-name="normal1"/>
      <text:p text:style-name="normal1">-- 7. Mostrar el número de trabajadores, el nombre del piloto y el nombre del equipo por equipo,</text:p>
      <text:p text:style-name="normal1">-- ordenando por fecha de fundación (de más antiguo a más reciente).</text:p>
      <text:p text:style-name="normal1">select pilotos.nombre, equipos.nombre from <text:s/>equipos </text:p>
      <text:p text:style-name="normal1"><text:tab/>join pilotos on equipos.id = pilotos.id_equipo group by equipos.nombre order by equipos.año_fundacion;</text:p>
      <text:p text:style-name="normal1"><text:s text:c="4"/></text:p>
      <text:p text:style-name="normal1">select count(*), pilotos.nombre, equipos.nombre from trabajadores join equipos on trabajadores.id_equipo = equipos.id </text:p>
      <text:p text:style-name="normal1"><text:tab/>join pilotos on equipos.id = pilotos.id_equipo group by equipos.nombre order by equipos.año_fundacion;</text:p>
      <text:p text:style-name="normal1"/>
      <text:p text:style-name="normal1"/>
      <text:p text:style-name="normal1">-- 8. Mostrar el nombre de todos los mecánicos que se encarguen del cambio de ruedas de un equipo X durante una temporada X (lo eligen ustedes).</text:p>
      <text:p text:style-name="normal1">select trabajadores.nombre from trabajadores where tipo = 'mecanico' and trabajadores.id in </text:p>
      <text:p text:style-name="normal1">(select mecanicos.id from mecanicos where tarea_pit_stop = 'ruedas') </text:p>
      <text:p text:style-name="normal1"><text:s text:c="4"/>and trabajadores.id_equipo = (select equipos.id from equipos where equipos.nombre = 'HRT')</text:p>
      <text:p text:style-name="normal1"><text:s text:c="4"/>and trabajadores.id_equipo in (select equipos.id from equipos where equipos.id in (select pilotos.id_equipo from pilotos where pilotos.id in </text:p>
      <text:p text:style-name="normal1"><text:s text:c="4"/>(select resultados.id_piloto from resultados where id_carrera in </text:p>
      <text:p text:style-name="normal1"><text:s text:c="4"/>(select carreras.id from carreras where carreras.id_temporada = </text:p>
      <text:p text:style-name="normal1"><text:s text:c="4"/>(select temporadas.id from temporadas where año = 2015)))));</text:p>
      <text:p text:style-name="normal1"/>
      <text:p text:style-name="normal1"/>
      <text:list xml:id="list6388722503162811600" text:style-name="L3">
        <text:list-item>
          <text:p text:style-name="P3">Añade consultas sobre la información de la BD que consideras que necesitarás añadir en una app/web. (Hasta 3 puntos de la práctica)</text:p>
        </text:list-item>
      </text:list>
      <text:p text:style-name="normal1"/>
      <text:p text:style-name="normal1"/>
      <text:p text:style-name="normal1">-- JAZAEL</text:p>
      <text:p text:style-name="normal1"/>
      <text:p text:style-name="normal1">-- Ver los equipos que existen</text:p>
      <text:p text:style-name="normal1"/>
      <text:p text:style-name="normal1">select nombre from equipos;</text:p>
      <text:p text:style-name="normal1"/>
      <text:p text:style-name="normal1">-- Ver los pilotos de algun equipo en concreto, por ejemplo McLaren</text:p>
      <text:p text:style-name="normal1">select equipos.nombre as Equipo, pilotos.nombre as Pilotos from pilotos</text:p>
      <text:p text:style-name="normal1"><text:tab/>inner join equipos on equipos.id = pilotos.id_equipo where equipos.nombre = "McLaren";</text:p>
      <text:p text:style-name="normal1"><text:s text:c="4"/></text:p>
      <text:p text:style-name="normal1">-- Ver las carreras que se han hecho en una temporada en especifico y en que circuito se hizo</text:p>
      <text:p text:style-name="normal1"/>
      <text:p text:style-name="normal1">select temporadas.año as Temporada, circuitos.nombre as Nombre_Circuito</text:p>
      <text:p text:style-name="normal1"><text:tab/>from temporadas inner join carreras on temporadas.id = carreras.id_temporada</text:p>
      <text:p text:style-name="normal1"><text:tab/><text:tab/>inner join circuitos on carreras.id_circuito = circuitos.id where temporadas.año = 2015 order by temporadas.año;</text:p>
      <text:p text:style-name="normal1"><text:soft-page-break/></text:p>
      <text:p text:style-name="normal1">-- Circuitos con mayor longitud</text:p>
      <text:p text:style-name="normal1"/>
      <text:p text:style-name="normal1">select nombre, longitud from circuitos</text:p>
      <text:p text:style-name="normal1"><text:tab/>order by longitud desc limit 3;</text:p>
      <text:p text:style-name="normal1"><text:s text:c="4"/></text:p>
      <text:p text:style-name="normal1">-- informacion sobre un piloto en especifico</text:p>
      <text:p text:style-name="normal1">select pilotos.id, pilotos.nombre, pilotos.numero, pilotos.nacionalidad, equipos.nombre as equipo</text:p>
      <text:p text:style-name="normal1"><text:tab/>from pilotos inner join equipos on pilotos.id_equipo = equipos.id</text:p>
      <text:p text:style-name="normal1"><text:tab/><text:tab/>where pilotos.id = 3;</text:p>
      <text:p text:style-name="normal1"><text:s text:c="8"/></text:p>
      <text:p text:style-name="normal1">-- Resultado de un piloto en una carrera</text:p>
      <text:p text:style-name="normal1"/>
      <text:p text:style-name="normal1">select pilotos.nombre as Nombre_Piloto, resultados.puntos_carrera, resultados.posicion, temporadas.año, circuitos.nombre as Nombre_Circuito from pilotos </text:p>
      <text:p text:style-name="normal1"><text:tab/>inner join resultados on pilotos.id = resultados.id_piloto</text:p>
      <text:p text:style-name="normal1"><text:tab/>inner join carreras on resultados.id_carrera = carreras.id </text:p>
      <text:p text:style-name="normal1"><text:s text:c="4"/>inner join temporadas on temporadas.id = carreras.id_temporada </text:p>
      <text:p text:style-name="normal1"><text:s text:c="4"/>inner join circuitos on circuitos.id = carreras.id_circuito where pilotos.id = 3 and temporadas.año = 201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1" style:family="paragraph" style:default-outline-level="" style:list-style-name="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color="#00000a" style:font-name="Arial1" fo:font-size="11pt" fo:language="es" fo:country="ES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6S</meta:editing-duration>
    <meta:editing-cycles>3</meta:editing-cycles>
    <meta:generator>OpenOffice/4.1.14$Win32 OpenOffice.org_project/4114m1$Build-9811</meta:generator>
    <dc:date>2024-05-12T00:10:20.06</dc:date>
    <meta:document-statistic meta:table-count="0" meta:image-count="0" meta:object-count="0" meta:page-count="8" meta:paragraph-count="292" meta:word-count="1722" meta:character-count="12821"/>
    <dc:creator>Daniel Ojeda Martel</dc:creator>
    <meta:user-defined meta:name="Info 1"/>
    <meta:user-defined meta:name="Info 2"/>
    <meta:user-defined meta:name="Info 3"/>
    <meta:user-defined meta:name="Info 4"/>
  </office:meta>
</office:document-meta>
</file>